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loext:graphic-properties draw:fill="solid" draw:fill-color="#0000ff"/>
      <style:paragraph-properties fo:background-color="#0000ff" fo:padding-left="0cm" fo:padding-right="0cm" fo:padding-top="0cm" fo:padding-bottom="0.035cm" fo:border-left="none" fo:border-right="none" fo:border-top="none" fo:border-bottom="0.51pt solid #000000" style:shadow="none"/>
      <style:text-properties fo:font-weight="bold" style:font-weight-asian="bold"/>
    </style:style>
    <style:style style:name="P2" style:family="paragraph" style:parent-style-name="Footer">
      <loext:graphic-properties draw:fill="solid" draw:fill-color="#0000ff"/>
      <style:paragraph-properties fo:background-color="#0000ff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8.573cm"/>
          <style:tab-stop style:position="16.828cm" style:type="right" style:leader-style="dotted" style:leader-text="."/>
        </style:tab-stops>
      </style:paragraph-properties>
      <style:text-properties fo:color="#5983b0" loext:opacity="100%" style:font-name="Calibri Light" fo:font-size="12pt" fo:font-weight="bold" officeooo:paragraph-rsid="001f6928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ize="11pt" style:rfc-language-tag="es-ES-u-co-trad" fo:language="es" fo:country="ES" officeooo:rsid="0024103f" officeooo:paragraph-rsid="0024103f" style:font-size-asian="11pt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fo:color="#2a6099" loext:opacity="100%" fo:font-size="11pt" style:rfc-language-tag="es-ES-u-co-trad" fo:language="es" fo:country="ES" fo:font-weight="bold" officeooo:rsid="00243585" officeooo:paragraph-rsid="00243585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color="#2a6099" loext:opacity="100%" fo:font-size="11pt" style:rfc-language-tag="es-ES-u-co-trad" fo:language="es" fo:country="ES" fo:font-weight="bold" officeooo:rsid="00279ea1" officeooo:paragraph-rsid="00279ea1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color="#3465a4" loext:opacity="100%" fo:font-size="11pt" style:rfc-language-tag="es-ES-u-co-trad" fo:language="es" fo:country="ES" fo:font-weight="bold" officeooo:rsid="00226c4f" officeooo:paragraph-rsid="00226c4f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color="#00a933" loext:opacity="100%" fo:font-size="11pt" style:rfc-language-tag="es-ES-u-co-trad" fo:language="es" fo:country="ES" fo:font-weight="bold" officeooo:rsid="00226c4f" officeooo:paragraph-rsid="00226c4f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color="#00a933" loext:opacity="100%" fo:font-size="11pt" style:rfc-language-tag="es-ES-u-co-trad" fo:language="es" fo:country="ES" fo:font-weight="bold" officeooo:rsid="0022ebd7" officeooo:paragraph-rsid="0022ebd7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color="#00a933" loext:opacity="100%" fo:font-size="11pt" style:rfc-language-tag="es-ES-u-co-trad" fo:language="es" fo:country="ES" fo:font-weight="bold" officeooo:rsid="00315a30" officeooo:paragraph-rsid="00315a30" style:font-size-asian="11pt" style:font-weight-asian="bold" style:font-size-complex="11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color="#00a933" loext:opacity="100%" fo:font-size="11pt" style:rfc-language-tag="es-ES-u-co-trad" fo:language="es" fo:country="ES" fo:font-weight="bold" officeooo:rsid="00324740" officeooo:paragraph-rsid="00324740" style:font-size-asian="11pt" style:font-weight-asian="bold" style:font-size-complex="11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color="#00a933" loext:opacity="100%" fo:font-size="11pt" style:rfc-language-tag="es-ES-u-co-trad" fo:language="es" fo:country="ES" fo:font-weight="bold" officeooo:rsid="0024103f" officeooo:paragraph-rsid="0024103f" style:font-size-asian="11pt" style:font-weight-asian="bold" style:font-size-complex="11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color="#00a933" loext:opacity="100%" fo:font-size="11pt" style:rfc-language-tag="es-ES-u-co-trad" fo:language="es" fo:country="ES" fo:font-weight="bold" officeooo:rsid="00324f77" officeooo:paragraph-rsid="00324f77" style:font-size-asian="11pt" style:font-weight-asian="bold" style:font-size-complex="11pt" style:font-weight-complex="bold"/>
    </style:style>
    <style:style style:name="P14" style:family="paragraph" style:parent-style-name="Standard" style:list-style-name="WW8Num2">
      <style:paragraph-properties fo:line-height="150%" fo:text-align="justify" style:justify-single-word="false"/>
      <style:text-properties fo:font-size="11pt" style:rfc-language-tag="es-ES-u-co-trad" fo:language="es" fo:country="ES" officeooo:paragraph-rsid="001f6928" style:font-size-asian="11pt" style:font-size-complex="11pt"/>
    </style:style>
    <style:style style:name="P15" style:family="paragraph" style:parent-style-name="Standard" style:list-style-name="WW8Num2">
      <style:paragraph-properties fo:line-height="150%" fo:text-align="justify" style:justify-single-word="false"/>
      <style:text-properties fo:font-size="11pt" style:rfc-language-tag="es-ES-u-co-trad" fo:language="es" fo:country="ES" officeooo:paragraph-rsid="0022ebd7" style:font-size-asian="11pt" style:font-size-complex="11pt"/>
    </style:style>
    <style:style style:name="P16" style:family="paragraph" style:parent-style-name="Standard" style:list-style-name="WW8Num2">
      <style:paragraph-properties fo:line-height="150%" fo:text-align="justify" style:justify-single-word="false"/>
      <style:text-properties fo:font-size="11pt" style:rfc-language-tag="es-ES-u-co-trad" fo:language="es" fo:country="ES" officeooo:rsid="001f6928" officeooo:paragraph-rsid="001f6928" style:font-size-asian="11pt" style:font-size-complex="11pt"/>
    </style:style>
    <style:style style:name="P17" style:family="paragraph" style:parent-style-name="Standard" style:list-style-name="WW8Num2">
      <style:paragraph-properties fo:line-height="150%" fo:text-align="justify" style:justify-single-word="false"/>
      <style:text-properties officeooo:paragraph-rsid="001f6928"/>
    </style:style>
    <style:style style:name="P18" style:family="paragraph" style:parent-style-name="Standard" style:list-style-name="WW8Num2">
      <style:paragraph-properties fo:line-height="150%" fo:text-align="justify" style:justify-single-word="false"/>
      <style:text-properties fo:color="#00a933" loext:opacity="100%" fo:font-size="11pt" style:rfc-language-tag="es-ES-u-co-trad" fo:language="es" fo:country="ES" fo:font-weight="bold" officeooo:rsid="0022ebd7" officeooo:paragraph-rsid="0022ebd7" style:font-size-asian="11pt" style:font-weight-asian="bold" style:font-size-complex="11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fo:color="#00a933" loext:opacity="100%" fo:font-size="11pt" style:rfc-language-tag="es-ES-u-co-trad" fo:language="es" fo:country="ES" fo:font-weight="bold" officeooo:rsid="00243585" officeooo:paragraph-rsid="00243585" style:font-size-asian="11pt" style:font-weight-asian="bold" style:font-size-complex="11pt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fo:color="#00a933" loext:opacity="100%" fo:font-size="11pt" style:rfc-language-tag="es-ES-u-co-trad" fo:language="es" fo:country="ES" fo:font-weight="bold" officeooo:rsid="0032f8d4" officeooo:paragraph-rsid="0032f8d4" style:font-size-asian="11pt" style:font-weight-asian="bold" style:font-size-complex="11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fo:color="#00a933" loext:opacity="100%" fo:font-size="11pt" style:rfc-language-tag="es-ES-u-co-trad" fo:language="es" fo:country="ES" fo:font-weight="bold" officeooo:rsid="0025e311" officeooo:paragraph-rsid="0025e311" style:font-size-asian="11pt" style:font-weight-asian="bold" style:font-size-complex="11pt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fo:color="#00a933" loext:opacity="100%" fo:font-size="11pt" style:rfc-language-tag="es-ES-u-co-trad" fo:language="es" fo:country="ES" fo:font-weight="bold" officeooo:rsid="00279ea1" officeooo:paragraph-rsid="00279ea1" style:font-size-asian="11pt" style:font-weight-asian="bold" style:font-size-complex="11pt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fo:color="#00a933" loext:opacity="100%" fo:font-size="11pt" style:rfc-language-tag="es-ES-u-co-trad" fo:language="es" fo:country="ES" fo:font-weight="bold" officeooo:rsid="0034beba" officeooo:paragraph-rsid="0034beba" style:font-size-asian="11pt" style:font-weight-asian="bold" style:font-size-complex="11pt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fo:color="#00a933" loext:opacity="100%" fo:font-size="11pt" style:rfc-language-tag="es-ES-u-co-trad" fo:language="es" fo:country="ES" fo:font-weight="bold" officeooo:rsid="002ab9d8" officeooo:paragraph-rsid="002ab9d8" style:font-size-asian="11pt" style:font-weight-asian="bold" style:font-size-complex="11pt" style:font-weight-complex="bold"/>
    </style:style>
    <style:style style:name="P25" style:family="paragraph" style:parent-style-name="Standard" style:list-style-name="WW8Num2">
      <style:paragraph-properties fo:line-height="150%" fo:text-align="justify" style:justify-single-word="false"/>
      <style:text-properties fo:color="#00a933" loext:opacity="100%" fo:font-size="11pt" style:rfc-language-tag="es-ES-u-co-trad" fo:language="es" fo:country="ES" fo:font-weight="bold" officeooo:rsid="002ab9d8" officeooo:paragraph-rsid="002ab9d8" style:font-size-asian="11pt" style:font-weight-asian="bold" style:font-size-complex="11pt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fo:color="#00a933" loext:opacity="100%" fo:font-size="11pt" style:rfc-language-tag="es-ES-u-co-trad" fo:language="es" fo:country="ES" fo:font-weight="bold" officeooo:paragraph-rsid="002ab9d8" style:font-size-asian="11pt" style:font-weight-asian="bold" style:font-size-complex="11pt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fo:color="#00a933" loext:opacity="100%" fo:font-size="11pt" style:rfc-language-tag="es-ES-u-co-trad" fo:language="es" fo:country="ES" fo:font-weight="bold" officeooo:rsid="002b0949" officeooo:paragraph-rsid="002b0949" style:font-size-asian="11pt" style:font-weight-asian="bold" style:font-size-complex="11pt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fo:color="#00a933" loext:opacity="100%" fo:font-size="11pt" style:rfc-language-tag="es-ES-u-co-trad" fo:language="es" fo:country="ES" fo:font-weight="bold" officeooo:rsid="002c50a0" officeooo:paragraph-rsid="002c50a0" style:font-size-asian="11pt" style:font-weight-asian="bold" style:font-size-complex="11pt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fo:color="#00a933" loext:opacity="100%" fo:font-size="11pt" style:rfc-language-tag="es-ES-u-co-trad" fo:language="es" fo:country="ES" fo:font-weight="bold" officeooo:rsid="002edc0e" officeooo:paragraph-rsid="002edc0e" style:font-size-asian="11pt" style:font-weight-asian="bold" style:font-size-complex="11pt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fo:color="#00a933" loext:opacity="100%" fo:font-weight="bold" officeooo:rsid="002b0949" officeooo:paragraph-rsid="002b0949" style:font-weight-asian="bold" style:font-weight-complex="bold"/>
    </style:style>
    <style:style style:name="P31" style:family="paragraph" style:parent-style-name="Standard">
      <style:text-properties fo:color="#00a933" loext:opacity="100%" style:rfc-language-tag="es-ES-u-co-trad" fo:language="es" fo:country="ES" fo:font-weight="bold" officeooo:rsid="002edc0e" officeooo:paragraph-rsid="002edc0e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a57eb"/>
    </style:style>
    <style:style style:name="T3" style:family="text">
      <style:text-properties fo:font-size="11pt" style:rfc-language-tag="es-ES-u-co-trad" fo:language="es" fo:country="ES" style:font-size-asian="11pt" style:font-size-complex="11pt"/>
    </style:style>
    <style:style style:name="T4" style:family="text">
      <style:text-properties fo:font-size="11pt" style:rfc-language-tag="es-ES-u-co-trad" fo:language="es" fo:country="ES" officeooo:rsid="001f6928" style:font-size-asian="11pt" style:font-size-complex="11pt"/>
    </style:style>
    <style:style style:name="T5" style:family="text">
      <style:text-properties fo:font-size="11pt" style:rfc-language-tag="es-ES-u-co-trad" fo:language="es" fo:country="ES" fo:font-weight="bold" style:font-size-asian="11pt" style:font-weight-asian="bold" style:font-size-complex="11pt"/>
    </style:style>
    <style:style style:name="T6" style:family="text">
      <style:text-properties officeooo:rsid="001f6928"/>
    </style:style>
    <style:style style:name="T7" style:family="text">
      <style:text-properties officeooo:rsid="0022ebd7"/>
    </style:style>
    <style:style style:name="T8" style:family="text">
      <style:text-properties officeooo:rsid="0024103f"/>
    </style:style>
    <style:style style:name="T9" style:family="text">
      <style:text-properties officeooo:rsid="0025e311"/>
    </style:style>
    <style:style style:name="T10" style:family="text">
      <style:text-properties officeooo:rsid="0028e232"/>
    </style:style>
    <style:style style:name="T11" style:family="text">
      <style:text-properties officeooo:rsid="002ab9d8"/>
    </style:style>
    <style:style style:name="T12" style:family="text">
      <style:text-properties officeooo:rsid="002d05e4"/>
    </style:style>
    <style:style style:name="T13" style:family="text">
      <style:text-properties officeooo:rsid="00304f06"/>
    </style:style>
    <style:style style:name="T14" style:family="text">
      <style:text-properties fo:color="#00a933" loext:opacity="100%" fo:font-weight="bold" style:font-weight-asian="bold" style:font-weight-complex="bold"/>
    </style:style>
    <style:style style:name="T15" style:family="text">
      <style:text-properties fo:color="#00a933" loext:opacity="100%" fo:font-weight="bold" officeooo:rsid="00241e5f" style:font-weight-asian="bold" style:font-weight-complex="bold"/>
    </style:style>
    <style:style style:name="T16" style:family="text">
      <style:text-properties fo:color="#00a933" loext:opacity="100%" fo:font-weight="bold" officeooo:rsid="00243585" style:font-weight-asian="bold" style:font-weight-complex="bold"/>
    </style:style>
    <style:style style:name="T17" style:family="text">
      <style:text-properties officeooo:rsid="0034beba"/>
    </style:style>
    <style:style style:name="T18" style:family="text">
      <style:text-properties officeooo:rsid="0034ef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cesos <text:span text:style-name="T2">y tareas</text:span></text:p>
      <text:list xml:id="list1643977777" text:style-name="WW8Num2">
        <text:list-item>
          <text:p text:style-name="P14">Hacer un listado largo incluyendo ficheros ocultos. Ejecutarlo en 2º plano</text:p>
        </text:list-item>
      </text:list>
      <text:p text:style-name="P8">ls -<text:span text:style-name="T7">l</text:span>a &amp;</text:p>
      <text:list xml:id="list95538442220625" text:continue-numbering="true" text:style-name="WW8Num2">
        <text:list-item>
          <text:p text:style-name="P17"><text:span text:style-name="T3">Ejecutar los comandos </text:span><text:span text:style-name="T5">sleep 600</text:span><text:span text:style-name="T3"> y </text:span><text:span text:style-name="T5">pwd </text:span><text:span text:style-name="T3">en 2º plano</text:span></text:p>
        </text:list-item>
      </text:list>
      <text:p text:style-name="P8">(sleep 600; pwd) &amp;</text:p>
      <text:list xml:id="list95538750312689" text:continue-numbering="true" text:style-name="WW8Num2">
        <text:list-item>
          <text:p text:style-name="P15">Comprobar la cola de trabajos.</text:p>
          <text:p text:style-name="P18">jobs</text:p>
        </text:list-item>
        <text:list-item>
          <text:p text:style-name="P14">Visualizar sus procesos en ejecució<text:span text:style-name="T6">n</text:span></text:p>
        </text:list-item>
      </text:list>
      <text:p text:style-name="P9">ps</text:p>
      <text:p text:style-name="P10">ó</text:p>
      <text:p text:style-name="P10">top → u → asir</text:p>
      <text:p text:style-name="P10">ó</text:p>
      <text:p text:style-name="P10">ps -F</text:p>
      <text:p text:style-name="P11">ó</text:p>
      <text:p text:style-name="P11">jobs -r</text:p>
      <text:list xml:id="list95538525482016" text:continue-numbering="true" text:style-name="WW8Num2">
        <text:list-item>
          <text:p text:style-name="P14">Visualizar los procesos de todos los usuarios.</text:p>
        </text:list-item>
      </text:list>
      <text:p text:style-name="P8"><text:span text:style-name="T8">t</text:span>op</text:p>
      <text:p text:style-name="P12">ó</text:p>
      <text:p text:style-name="P12">ps -e</text:p>
      <text:p text:style-name="P13">ó</text:p>
      <text:p text:style-name="P11">ps aux</text:p>
      <text:list xml:id="list95538150748620" text:continue-numbering="true" text:style-name="WW8Num2">
        <text:list-item>
          <text:p text:style-name="P14">Visualizar si hay trabajos detenido<text:span text:style-name="T6">s</text:span></text:p>
        </text:list-item>
      </text:list>
      <text:p text:style-name="P13">jobs -s</text:p>
      <text:list xml:id="list95539181483392" text:continue-numbering="true" text:style-name="WW8Num2">
        <text:list-item>
          <text:p text:style-name="P14"><text:soft-page-break/><text:span text:style-name="T8">l</text:span>Ver cuanto ocupa de memoria y CPU, todos los trabajos del root.</text:p>
        </text:list-item>
      </text:list>
      <text:p text:style-name="P12">top </text:p>
      <text:p text:style-name="P12">u </text:p>
      <text:p text:style-name="P12">root</text:p>
      <text:p text:style-name="P7">Top, miramos toda la información, seleccionamos root...</text:p>
      <text:list xml:id="list95537465627241" text:continue-numbering="true" text:style-name="WW8Num2">
        <text:list-item>
          <text:p text:style-name="P14">Crear el fichero tempo, con los últimos 15 usuarios conectados, después de esperar 5 minutos. Ejecutar en background.</text:p>
        </text:list-item>
      </text:list>
      <text:p text:style-name="P4"><text:span text:style-name="T14">(</text:span><text:span text:style-name="T15">s</text:span><text:span text:style-name="T14">leep 5m; </text:span><text:span text:style-name="T15">l</text:span><text:span text:style-name="T14">ast –</text:span><text:span text:style-name="T16">n </text:span><text:span text:style-name="T14">15 &gt; tempo) &amp;</text:span> </text:p>
      <text:list xml:id="list95537622293683" text:continue-numbering="true" text:style-name="WW8Num2">
        <text:list-item>
          <text:p text:style-name="P14">Visualizar la cola de trabajos. </text:p>
        </text:list-item>
      </text:list>
      <text:p text:style-name="P5">jobs</text:p>
      <text:list xml:id="list95538745665079" text:continue-numbering="true" text:style-name="WW8Num2">
        <text:list-item>
          <text:p text:style-name="P14">Verificar si en el sistema hay algún proceso que esté consumiendo más de 15% de CPU</text:p>
        </text:list-item>
      </text:list>
      <text:p text:style-name="P5">top</text:p>
      <text:list xml:id="list95538440370786" text:continue-numbering="true" text:style-name="WW8Num2">
        <text:list-item>
          <text:p text:style-name="P14">Cuánta memoria libre hay?</text:p>
        </text:list-item>
      </text:list>
      <text:p text:style-name="P19">free</text:p>
      <text:list xml:id="list95538055610973" text:continue-numbering="true" text:style-name="WW8Num2">
        <text:list-item>
          <text:p text:style-name="P14">Cuantos procesos tienen prioridades menores que 10?</text:p>
        </text:list-item>
      </text:list>
      <text:p text:style-name="P19">top</text:p>
      <text:list xml:id="list95537630740941" text:continue-numbering="true" text:style-name="WW8Num2">
        <text:list-item>
          <text:p text:style-name="P14">Ejecute la orden <text:tab/>yes &gt; /dev/null, y deténgala. <text:s text:c="4"/>(^z)</text:p>
        </text:list-item>
        <text:list-item>
          <text:p text:style-name="P14">Lleve a 1º plano la orden del punto anterior.</text:p>
        </text:list-item>
      </text:list>
      <text:p text:style-name="P19"><text:span text:style-name="T9">f</text:span>g %3</text:p>
      <text:list xml:id="list95538942031039" text:continue-numbering="true" text:style-name="WW8Num2">
        <text:list-item>
          <text:p text:style-name="P14">Vuelva a detener.</text:p>
        </text:list-item>
      </text:list>
      <text:p text:style-name="P21">^z</text:p>
      <text:list xml:id="list95538450327495" text:continue-numbering="true" text:style-name="WW8Num2">
        <text:list-item>
          <text:p text:style-name="P14">Verifique la cola de trabajos detenidos. Pase el trabajo a 2º plano.</text:p>
        </text:list-item>
      </text:list>
      <text:p text:style-name="P21">jobs -s</text:p>
      <text:p text:style-name="P21">bg %3</text:p>
      <text:list xml:id="list95538676162766" text:continue-numbering="true" text:style-name="WW8Num2">
        <text:list-item>
          <text:p text:style-name="P14"><text:soft-page-break/>Visualice de sus trabajos, los que están en estado de running.</text:p>
        </text:list-item>
      </text:list>
      <text:p text:style-name="P22">jobs -r <text:span text:style-name="T17">(pero aquí solo saldrían los ejecutados por terminal, si hubiese alguno por entorno gráfico no lo metería en la lista)</text:span></text:p>
      <text:p text:style-name="P23">ó</text:p>
      <text:p text:style-name="P20">ps → esto es lo mejor</text:p>
      <text:p text:style-name="P20">ó</text:p>
      <text:p text:style-name="P20">ps -r</text:p>
      <text:p text:style-name="P20">ó</text:p>
      <text:p text:style-name="P20">top y seleccionar usuario</text:p>
      <text:list xml:id="list95537810700812" text:continue-numbering="true" text:style-name="WW8Num2">
        <text:list-item>
          <text:p text:style-name="P14">Visualice de todos los trabajos del sistema, los que están en estado de running.</text:p>
        </text:list-item>
      </text:list>
      <text:p text:style-name="P6">top</text:p>
      <text:list xml:id="list95539390455530" text:continue-numbering="true" text:style-name="WW8Num2">
        <text:list-item>
          <text:p text:style-name="P14">Elimine <text:span text:style-name="T6">la tarea</text:span> del punto 13.</text:p>
        </text:list-item>
      </text:list>
      <text:p text:style-name="P22">kill -<text:span text:style-name="T10">9 %</text:span><text:span text:style-name="T18">3</text:span></text:p>
      <text:list xml:id="list95539079730287" text:continue-numbering="true" text:style-name="WW8Num2">
        <text:list-item>
          <text:p text:style-name="P14">Verifique la cola de trabajos.</text:p>
        </text:list-item>
      </text:list>
      <text:p text:style-name="P24">jobs</text:p>
      <text:list xml:id="list95537816227909" text:continue-numbering="true" text:style-name="WW8Num2">
        <text:list-item>
          <text:p text:style-name="P14">Envíe la orden yes &gt; /dev/null <text:s/>en 2º plano.</text:p>
        </text:list-item>
      </text:list>
      <text:p text:style-name="P26">yes &gt; /dev/null <text:s/><text:span text:style-name="T11">&amp;</text:span></text:p>
      <text:list xml:id="list95539271153302" text:continue-numbering="true" text:style-name="WW8Num2">
        <text:list-item>
          <text:p text:style-name="P14">Verifique si se está ejecutando.</text:p>
          <text:p text:style-name="P25">jobs</text:p>
        </text:list-item>
        <text:list-item>
          <text:p text:style-name="P16">Visualice sus tareas, mostrando el PID.</text:p>
        </text:list-item>
      </text:list>
      <text:p text:style-name="P27">jobs -l</text:p>
      <text:list xml:id="list95538463305282" text:continue-numbering="true" text:style-name="WW8Num2">
        <text:list-item>
          <text:p text:style-name="P17"><text:span text:style-name="T3">Elim</text:span><text:span text:style-name="T4">íne la tarea del p.21</text:span></text:p>
        </text:list-item>
      </text:list>
      <text:p text:style-name="P30"><text:span text:style-name="T4">k</text:span><text:span text:style-name="T3">ill <text:s/>%3</text:span></text:p>
      <text:list xml:id="list95537781066707" text:continue-numbering="true" text:style-name="WW8Num2">
        <text:list-item>
          <text:p text:style-name="P14">Visualice los procesos en formato árbol, identificando los procesos propios.</text:p>
        </text:list-item>
      </text:list>
      <text:p text:style-name="P27"><text:soft-page-break/><text:span text:style-name="T12">p</text:span>stree</text:p>
      <text:p text:style-name="P28">y mirar login → bash → los procesos que hay míos <text:span text:style-name="T18">(con un pstree-h te lo marca, pero no lo habíamos dado).</text:span></text:p>
      <text:list xml:id="list95537437259226" text:continue-numbering="true" text:style-name="WW8Num2">
        <text:list-item>
          <text:p text:style-name="P14">Visualice los procesos ordenados por los que más CPU consumen, luego ordenarlos por los que más memoria consumen.</text:p>
        </text:list-item>
      </text:list>
      <text:p text:style-name="P29">top</text:p>
      <text:list xml:id="list95538541159426" text:continue-numbering="true" text:style-name="WW8Num2">
        <text:list-item>
          <text:p text:style-name="P14">Listar las señales del comando kill.</text:p>
        </text:list-item>
      </text:list>
      <text:p text:style-name="P31"><text:span text:style-name="T13">k</text:span>ill -l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Header_20_Char" style:display-name="Header Char" style:family="text" style:parent-style-name="Fuente_20_de_20_párrafo_20_predeter.">
      <style:text-properties style:font-name-complex="Times New Roman" style:font-family-complex="'Times New Roman'" style:font-family-generic-complex="roman" style:font-pitch-complex="variable"/>
    </style:style>
    <style:style style:name="Footer_20_Char" style:display-name="Footer Char" style:family="text" style:parent-style-name="Fuente_20_de_20_párrafo_20_predeter.">
      <style:text-properties style:font-name-complex="Times New Roman" style:font-family-complex="'Times New Roman'" style:font-family-generic-complex="roman" style:font-pitch-complex="variable"/>
    </style:style>
    <style:style style:name="Balloon_20_Text_20_Char" style:display-name="Balloon Text Ch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1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1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1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solid" draw:fill-color="#0000ff"/>
      <style:paragraph-properties fo:background-color="#0000ff" fo:padding-left="0cm" fo:padding-right="0cm" fo:padding-top="0cm" fo:padding-bottom="0.035cm" fo:border-left="none" fo:border-right="none" fo:border-top="none" fo:border-bottom="0.51pt solid #000000" style:shadow="none"/>
      <style:text-properties fo:font-weight="bold" style:font-weight-asian="bold"/>
    </style:style>
    <style:style style:name="MP2" style:family="paragraph" style:parent-style-name="Footer">
      <loext:graphic-properties draw:fill="solid" draw:fill-color="#0000ff"/>
      <style:paragraph-properties fo:background-color="#0000ff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T1" style:family="text">
      <style:text-properties fo:font-weight="bold" style:font-weight-asian="bold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fo:background-color="#dee6e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dee6e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2cm" fo:margin-left="0cm" fo:margin-right="0cm" fo:margin-bottom="1.154cm" style:dynamic-spacing="true"/>
      </style:header-style>
      <style:footer-style>
        <style:header-footer-properties fo:min-height="1.252cm" fo:margin-left="0cm" fo:margin-right="0cm" fo:margin-top="1.154cm" style:dynamic-spacing="true"/>
      </style:footer-style>
    </style:page-layout>
    <style:style style:name="Mdp1" style:family="drawing-page">
      <style:drawing-page-properties draw:fill="solid" draw:background-size="full" draw:fill-color="#dee6ef"/>
    </style:style>
  </office:automatic-styles>
  <office:master-styles>
    <style:master-page style:name="Standard" style:page-layout-name="Mpm1" draw:style-name="Mdp1">
      <style:header>
        <text:p text:style-name="MP1">1º A.S.I.R.<text:tab/>Implantación de Sistemas Operativos</text:p>
      </style:header>
      <style:footer>
        <text:p text:style-name="MP2"><text:span text:style-name="MT1">Prof. Rosa B. Mansilla Trillo<text:tab/>[</text:span><text:span text:style-name="MT1"><text:page-number text:select-page="current">4</text:page-number></text:span><text:span text:style-name="MT1">]<text:tab/>IES Xulián Magariños - Negreir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rosa</meta:initial-creator>
    <meta:creation-date>2011-02-06T11:19:00</meta:creation-date>
    <dc:date>2024-01-25T09:28:03.917631442</dc:date>
    <meta:editing-cycles>26</meta:editing-cycles>
    <meta:editing-duration>PT2H24M37S</meta:editing-duration>
    <meta:generator>LibreOffice/7.4.2.3$Linux_X86_64 LibreOffice_project/382eef1f22670f7f4118c8c2dd222ec7ad009daf</meta:generator>
    <meta:document-statistic meta:table-count="0" meta:image-count="0" meta:object-count="0" meta:page-count="4" meta:paragraph-count="77" meta:word-count="416" meta:character-count="2167" meta:non-whitespace-character-count="1843"/>
  </office:meta>
</office:document-meta>
</file>